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95H45M23.307051S" calcext:value-type="time">
            <text:p>1595:4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/>
          <table:table-cell table:formula="of:=IF([.C308]-[.B308] &gt; 0; [.C308]-[.B3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8]-[.F308] &gt; 0; [.G308]-[.F308]; 0)" office:value-type="time" office:time-value="PT00H00M00S" calcext:value-type="time">
            <text:p>00:00</text:p>
          </table:table-cell>
          <table:table-cell table:formula="of:=[.D308]+[.H30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hields &amp; projectile reflecting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09]-[.B309] &gt; 0; [.C309]-[.B3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1]-[.B311] &gt; 0; [.C311]-[.B31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1]-[.F311] &gt; 0; [.G311]-[.F311]; 0)" office:value-type="time" office:time-value="PT00H00M00S" calcext:value-type="time">
            <text:p>00:00</text:p>
          </table:table-cell>
          <table:table-cell table:style-name="ce18" table:formula="of:=[.D311]+[.H31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08H17M23.563S" calcext:value-type="time">
            <text:p>08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3]-[.B313] &gt; 0; [.C313]-[.B3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</table:table-row>
        <table:table-row table:style-name="ro1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08:15:07.4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06T09:50:12.608000000</dc:date>
    <meta:editing-duration>P71DT9H7M59S</meta:editing-duration>
    <meta:editing-cycles>1879</meta:editing-cycles>
    <meta:generator>LibreOffice/7.2.6.2$Windows_X86_64 LibreOffice_project/b0ec3a565991f7569a5a7f5d24fed7f52653d754</meta:generator>
    <dc:creator>Benjamin Laws</dc:creator>
    <meta:document-statistic meta:table-count="2" meta:cell-count="2333" meta:object-count="0"/>
  </office:meta>
</office:document-meta>
</file>